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1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31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05:39:53.143657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6:10:04.025910001</meta:creation-date>
    <dc:date>2020-04-21T05:52:44.785498349</dc:date>
    <meta:editing-duration>PT10H51M55S</meta:editing-duration>
    <meta:editing-cycles>102</meta:editing-cycles>
    <meta:generator>LibreOffice/6.2.8.2$Linux_X86_64 LibreOffice_project/20$Build-2</meta:generator>
    <meta:document-statistic meta:table-count="33" meta:cell-count="1126" meta:object-count="0"/>
  </office:meta>
</office:document-meta>
</file>